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text-properties officeooo:rsid="002e2749" officeooo:paragraph-rsid="002e2749"/>
    </style:style>
    <style:style style:name="P2" style:family="paragraph" style:parent-style-name="Text_20_body">
      <style:text-properties officeooo:rsid="00334c09" officeooo:paragraph-rsid="00334c09"/>
    </style:style>
    <style:style style:name="P3" style:family="paragraph" style:parent-style-name="Text_20_body">
      <style:text-properties officeooo:rsid="0035bb74" officeooo:paragraph-rsid="0035bb74"/>
    </style:style>
    <style:style style:name="P4" style:family="paragraph" style:parent-style-name="Heading_20_1">
      <style:text-properties officeooo:rsid="00238dae" officeooo:paragraph-rsid="00238dae"/>
    </style:style>
    <style:style style:name="P5" style:family="paragraph" style:parent-style-name="Heading_20_3">
      <style:text-properties officeooo:rsid="00306eda" officeooo:paragraph-rsid="00306eda"/>
    </style:style>
    <style:style style:name="P6" style:family="paragraph" style:parent-style-name="Text_20_body">
      <style:text-properties officeooo:rsid="00334c09" officeooo:paragraph-rsid="0034a82f"/>
    </style:style>
    <style:style style:name="P7" style:family="paragraph" style:parent-style-name="Text_20_body">
      <style:text-properties officeooo:rsid="00306eda" officeooo:paragraph-rsid="0034a82f"/>
    </style:style>
    <style:style style:name="P8" style:family="paragraph" style:parent-style-name="Text_20_body">
      <style:text-properties officeooo:rsid="00306eda" officeooo:paragraph-rsid="00306eda"/>
    </style:style>
    <style:style style:name="P9" style:family="paragraph" style:parent-style-name="Text_20_body">
      <style:text-properties officeooo:rsid="0032d75d" officeooo:paragraph-rsid="0032d75d"/>
    </style:style>
    <style:style style:name="P10" style:family="paragraph" style:parent-style-name="Text_20_body">
      <style:text-properties officeooo:rsid="0031c90f" officeooo:paragraph-rsid="0031c90f"/>
    </style:style>
    <style:style style:name="P11" style:family="paragraph" style:parent-style-name="Text_20_body">
      <style:text-properties officeooo:rsid="00342165" officeooo:paragraph-rsid="00342165"/>
    </style:style>
    <style:style style:name="P12" style:family="paragraph" style:parent-style-name="Text_20_body">
      <style:text-properties officeooo:rsid="00238dae" officeooo:paragraph-rsid="00238dae"/>
    </style:style>
    <style:style style:name="P13" style:family="paragraph" style:parent-style-name="Text_20_body">
      <style:text-properties officeooo:rsid="002c70e0" officeooo:paragraph-rsid="002c70e0"/>
    </style:style>
    <style:style style:name="P14" style:family="paragraph" style:parent-style-name="Text_20_body">
      <style:text-properties officeooo:rsid="002a927a" officeooo:paragraph-rsid="002c70e0"/>
    </style:style>
    <style:style style:name="P15" style:family="paragraph" style:parent-style-name="Text_20_body">
      <style:text-properties officeooo:rsid="00261104" officeooo:paragraph-rsid="00261104"/>
    </style:style>
    <style:style style:name="P16" style:family="paragraph" style:parent-style-name="Text_20_body">
      <style:text-properties officeooo:rsid="002a927a" officeooo:paragraph-rsid="002a927a"/>
    </style:style>
    <style:style style:name="P17" style:family="paragraph" style:parent-style-name="Text_20_body">
      <style:text-properties officeooo:rsid="0028508c" officeooo:paragraph-rsid="0028508c"/>
    </style:style>
    <style:style style:name="P18" style:family="paragraph" style:parent-style-name="Text_20_body">
      <style:text-properties officeooo:rsid="0027d955" officeooo:paragraph-rsid="0027d955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22" style:family="paragraph" style:parent-style-name="Text_20_body">
      <style:text-properties officeooo:rsid="000caee3" officeooo:paragraph-rsid="000caee3"/>
    </style:style>
    <style:style style:name="P23" style:family="paragraph" style:parent-style-name="Text_20_body">
      <style:text-properties officeooo:rsid="000d4f9e" officeooo:paragraph-rsid="000d4f9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25" style:family="paragraph" style:parent-style-name="Text_20_body">
      <style:text-properties officeooo:rsid="000e0f6f" officeooo:paragraph-rsid="000e0f6f"/>
    </style:style>
    <style:style style:name="P26" style:family="paragraph" style:parent-style-name="Text_20_body">
      <style:text-properties officeooo:rsid="000d74f7" officeooo:paragraph-rsid="000d74f7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32" style:family="paragraph" style:parent-style-name="Text_20_body">
      <style:text-properties officeooo:rsid="0014c799" officeooo:paragraph-rsid="0014c799"/>
    </style:style>
    <style:style style:name="P33" style:family="paragraph" style:parent-style-name="Text_20_body">
      <style:text-properties officeooo:rsid="0018f8e1" officeooo:paragraph-rsid="0018f8e1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35" style:family="paragraph" style:parent-style-name="Text_20_body">
      <style:text-properties officeooo:rsid="0016d1a9" officeooo:paragraph-rsid="0016d1a9"/>
    </style:style>
    <style:style style:name="P36" style:family="paragraph" style:parent-style-name="Text_20_body">
      <style:text-properties officeooo:rsid="001fca4f" officeooo:paragraph-rsid="001fca4f"/>
    </style:style>
    <style:style style:name="P37" style:family="paragraph" style:parent-style-name="Text_20_body">
      <style:text-properties officeooo:rsid="0018ab54" officeooo:paragraph-rsid="001fca4f"/>
    </style:style>
    <style:style style:name="P38" style:family="paragraph" style:parent-style-name="Text_20_body">
      <style:text-properties officeooo:rsid="0018ab54" officeooo:paragraph-rsid="0018ab54"/>
    </style:style>
    <style:style style:name="P39" style:family="paragraph" style:parent-style-name="Text_20_body">
      <style:text-properties officeooo:rsid="00195698" officeooo:paragraph-rsid="00195698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34a82f"/>
    </style:style>
    <style:style style:name="T2" style:family="text">
      <style:text-properties officeooo:rsid="002c70e0"/>
    </style:style>
    <style:style style:name="T3" style:family="text">
      <style:text-properties officeooo:rsid="00246c96"/>
    </style:style>
    <style:style style:name="T4" style:family="text">
      <style:text-properties officeooo:rsid="00096362"/>
    </style:style>
    <style:style style:name="T5" style:family="text">
      <style:text-properties officeooo:rsid="000ab834"/>
    </style:style>
    <style:style style:name="T6" style:family="text">
      <style:text-properties officeooo:rsid="000fba49"/>
    </style:style>
    <style:style style:name="T7" style:family="text">
      <style:text-properties officeooo:rsid="000d4f9e"/>
    </style:style>
    <style:style style:name="T8" style:family="text">
      <style:text-properties officeooo:rsid="00207047"/>
    </style:style>
    <style:style style:name="T9" style:family="text">
      <style:text-properties officeooo:rsid="0015744a"/>
    </style:style>
    <style:style style:name="T10" style:family="text">
      <style:text-properties officeooo:rsid="001cb740"/>
    </style:style>
    <style:style style:name="T11" style:family="text">
      <style:text-properties officeooo:rsid="00213fea"/>
    </style:style>
    <style:style style:name="T12" style:family="text">
      <style:text-properties officeooo:rsid="002307ae"/>
    </style:style>
    <style:style style:name="T13" style:family="text">
      <style:text-properties officeooo:rsid="001fca4f"/>
    </style:style>
    <style:style style:name="T14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xed a critical bug that crashes the game when Pixel smoothing is enabled.</text:p>
      <text:p text:style-name="P1">(Basically, I added the 2X textures)</text:p>
      <text:p text:style-name="P1"/>
      <text:p text:style-name="P2">TODO</text:p>
      <text:p text:style-name="P3">DELTAH</text:p>
      <text:p text:style-name="P3">Reworked</text:p>
      <text:p text:style-name="P3"/>
      <text:h text:style-name="P4" text:outline-level="1">Balance Changes</text:h>
      <text:h text:style-name="P5" text:outline-level="3">QUAD UPDATE</text:h>
      <text:p text:style-name="P6">TABI</text:p>
      <text:p text:style-name="P6">Reworked</text:p>
      <text:p text:style-name="P6">Gains X0.1 Mult for each playing card destroyed</text:p>
      <text:p text:style-name="P6">Gains X0.5 Mult for each Joker destroyed</text:p>
      <text:p text:style-name="P6"/>
      <text:p text:style-name="P6">NILLACORN</text:p>
      <text:p text:style-name="P6">Reduced base Chip output (100 &gt; 50)</text:p>
      <text:p text:style-name="P6"/>
      <text:p text:style-name="P6">ALLIUMAID</text:p>
      <text:p text:style-name="P7">Blueprint incompatibility now works</text:p>
      <text:p text:style-name="P7"/>
      <text:p text:style-name="P6">Reduced base payout (2 &gt; 1)</text:p>
      <text:p text:style-name="P6">Reduced scaling amount (2 &gt; 1)</text:p>
      <text:p text:style-name="P6">Reduced <text:span text:style-name="T1">payout</text:span> limit (20 &gt; 10)</text:p>
      <text:p text:style-name="P6"/>
      <text:p text:style-name="P6">Now resets if limit is reached rather than being destroyed</text:p>
      <text:p text:style-name="P6"/>
      <text:p text:style-name="P8">ORGAKO</text:p>
      <text:p text:style-name="P8">Price increased (6 &gt; 7)</text:p>
      <text:p text:style-name="P8"/>
      <text:p text:style-name="P8">OCTOSQUISH</text:p>
      <text:p text:style-name="P8">Chips reduced (75 &gt; 50)</text:p>
      <text:p text:style-name="P8">Xmult reduced (3 &gt; 2)</text:p>
      <text:p text:style-name="P8">Money reduced (7 &gt; 3)</text:p>
      <text:p text:style-name="P8"/>
      <text:p text:style-name="P8">EXPI FOUR</text:p>
      <text:p text:style-name="P8">Max Xmult reduced (6 &gt; 4)</text:p>
      <text:p text:style-name="P8"/>
      <text:p text:style-name="P6">TRASH CYMBAL</text:p>
      <text:p text:style-name="P6">Reduced Chips (111 &gt; 63)</text:p>
      <text:p text:style-name="P8"><text:soft-page-break/></text:p>
      <text:p text:style-name="P9">RALLENTANDO</text:p>
      <text:p text:style-name="P9">Reworked</text:p>
      <text:p text:style-name="P9"/>
      <text:p text:style-name="P9">Now copies the effect of a random joker in hand</text:p>
      <text:p text:style-name="P9">Price increased (8 &gt; 10)</text:p>
      <text:p text:style-name="P9"/>
      <text:p text:style-name="P10">ATHENERD</text:p>
      <text:p text:style-name="P10">Reworked</text:p>
      <text:p text:style-name="P10"/>
      <text:p text:style-name="P10">Now grants X4 Mult when a certain 5-card Poker hand is scored</text:p>
      <text:p text:style-name="P10">Hand changes at end of round</text:p>
      <text:p text:style-name="P10"/>
      <text:p text:style-name="P11">KASS BICK</text:p>
      <text:p text:style-name="P11">Added a spade necklace on his shirt to better convey his action</text:p>
      <text:h text:style-name="Heading_20_3" text:outline-level="3">TRIPLE UPDATE</text:h>
      <text:p text:style-name="P12">REESE</text:p>
      <text:p text:style-name="P12">Now awards X2 Mult on Small and Big Blinds only instead of Boss Blinds</text:p>
      <text:p text:style-name="P12"/>
      <text:p text:style-name="P13">ARPEGGIDOUGH</text:p>
      <text:p text:style-name="P13">Increased Cost (4 &gt; 6)</text:p>
      <text:p text:style-name="P13"/>
      <text:p text:style-name="P13">MEEKA</text:p>
      <text:p text:style-name="P13">Increased Cost (4 &gt; 6)</text:p>
      <text:p text:style-name="P13"/>
      <text:p text:style-name="P13">ETIKAN</text:p>
      <text:p text:style-name="P13">Increased Cost (3 &gt; 5)</text:p>
      <text:p text:style-name="P12"/>
      <text:p text:style-name="P12">YAUN</text:p>
      <text:p text:style-name="P12">Completely Reworked</text:p>
      <text:p text:style-name="P12">Now grants X3 Mult on first hand of round, <text:span text:style-name="T2">o</text:span>ld functionality passed to Vack.</text:p>
      <text:p text:style-name="P14">Increased Cost (5 &gt; 6)</text:p>
      <text:p text:style-name="P12"/>
      <text:p text:style-name="P12">VACK (From Yaun)</text:p>
      <text:p text:style-name="P15">Buffed Xmult gain (0.1 &gt; 0.2)</text:p>
      <text:p text:style-name="P15"/>
      <text:p text:style-name="P16">NILLACORN</text:p>
      <text:p text:style-name="P16">Increased Cost (7 &gt; 8)</text:p>
      <text:p text:style-name="P16"/>
      <text:p text:style-name="P17">ORGAKO</text:p>
      <text:p text:style-name="P17">Increased Cost (4 &gt; 6)</text:p>
      <text:p text:style-name="P17"><text:soft-page-break/></text:p>
      <text:p text:style-name="P17">ALLIUMAID</text:p>
      <text:p text:style-name="P17">Increased Cost (5 &gt; 8)</text:p>
      <text:p text:style-name="P12"/>
      <text:p text:style-name="P18">OCTOSQUISH</text:p>
      <text:p text:style-name="P18">Fixed Infobox section stating what she grants.</text:p>
      <text:p text:style-name="P18"/>
      <text:p text:style-name="P12">TRASH CYMBAL</text:p>
      <text:p text:style-name="P12">Infobox now indicates <text:span text:style-name="T3">whether they will award Chips or Mult</text:span></text:p>
      <text:p text:style-name="P17">Fixed Cost (1 &gt; 7)</text:p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9">X2 Mult if Boss Blind is selected.</text:p>
      <text:h text:style-name="P20" text:outline-level="2">Guira</text:h>
      <text:p text:style-name="P19">Common</text:p>
      <text:p text:style-name="Text_20_body"/>
      <text:p text:style-name="P19">+2<text:span text:style-name="T4">0</text:span> chips for each <text:span text:style-name="T4">Joker card.</text:span></text:p>
      <text:p text:style-name="P19">(Currently +0 chips)</text:p>
      <text:h text:style-name="P20" text:outline-level="2">Arpeggidough</text:h>
      <text:p text:style-name="P19">Common</text:p>
      <text:p text:style-name="Text_20_body"/>
      <text:p text:style-name="P19">Applies a random enhancement to played card if first hand of round has only 1 card.</text:p>
      <text:p text:style-name="Text_20_body"/>
      <text:p text:style-name="P19">(When enhancing cards, her notification is “Painted”)</text:p>
      <text:h text:style-name="P20" text:outline-level="2">Meeka</text:h>
      <text:p text:style-name="P19">Common</text:p>
      <text:p text:style-name="Text_20_body"/>
      <text:p text:style-name="P19">1 in 2 chance to retrigger <text:span text:style-name="T5">scored playing card.</text:span></text:p>
      <text:h text:style-name="P20" text:outline-level="2"><text:soft-page-break/>Etikan</text:h>
      <text:p text:style-name="P19">Common</text:p>
      <text:p text:style-name="Text_20_body"/>
      <text:p text:style-name="P19">This Joker gains +1 chip for each card discarded.</text:p>
      <text:p text:style-name="P19">(Currently +0 chips.)</text:p>
      <text:h text:style-name="P20" text:outline-level="2">Tabi</text:h>
      <text:p text:style-name="P19">Uncommon</text:p>
      <text:p text:style-name="Text_20_body"/>
      <text:p text:style-name="P19">Gains 0.5x Mult for each Joker destroyed. (Not sold)</text:p>
      <text:p text:style-name="P19">(This is meant to synergise with any food Jokers by becoming stronger as they spoil)</text:p>
      <text:h text:style-name="P20" text:outline-level="2">Yaun</text:h>
      <text:p text:style-name="P19">Uncommon</text:p>
      <text:p text:style-name="Text_20_body"/>
      <text:p text:style-name="P21">This Joker gains X0.1 Mult for each card played in hand. Resets when Boss Blind is defeated.</text:p>
      <text:h text:style-name="P20" text:outline-level="2">Eskickis</text:h>
      <text:p text:style-name="P22">Uncommon</text:p>
      <text:p text:style-name="P23">This Joker gains X<text:span text:style-name="T6">1 Mult when played hand contains a Flush and another Five-card poker hand.</text:span></text:p>
      <text:h text:style-name="P20" text:outline-level="2">NillaCorn</text:h>
      <text:p text:style-name="P19">Uncommon</text:p>
      <text:p text:style-name="P19">+100 Chips</text:p>
      <text:p text:style-name="P19">+5 Chips for every hand played.</text:p>
      <text:h text:style-name="P20" text:outline-level="2">Jugashley</text:h>
      <text:p text:style-name="P24">Gains +10 Chips if played hand contains a Straight</text:p>
      <text:p text:style-name="P19"><text:span text:style-name="T7">and</text:span> +<text:span text:style-name="T7">2 </text:span>Mult if played hand contains a F<text:span text:style-name="T7">lush</text:span></text:p>
      <text:p text:style-name="P19">(Currently <text:span text:style-name="T7">+0 Chips and </text:span>+0 Mult)</text:p>
      <text:h text:style-name="P20" text:outline-level="2">Orgako</text:h>
      <text:p text:style-name="P23">Retriggers scored cards with any edition.</text:p>
      <text:p text:style-name="P23">(Foil, Holographic and Polychrome)</text:p>
      <text:h text:style-name="P20" text:outline-level="2"><text:soft-page-break/>Alliumaid</text:h>
      <text:p text:style-name="P25">Uncommon</text:p>
      <text:p text:style-name="P25">Earn +$2 at end of round. Payout increases by $2 when Blind is defeated.</text:p>
      <text:p text:style-name="P25">(Self destructs when Payout exceeds $10)</text:p>
      <text:h text:style-name="P20" text:outline-level="2">Expi-Four</text:h>
      <text:p text:style-name="P26">Uncommon</text:p>
      <text:p text:style-name="P26">X1-4 Mult</text:p>
      <text:h text:style-name="P20" text:outline-level="2">Octosquish</text:h>
      <text:p text:style-name="P19">Uncommon</text:p>
      <text:p text:style-name="P27">Can grant either +75 Chips, +20 Mult, X3 Mult, +$5 or nothing per hand.</text:p>
      <text:p text:style-name="P27">Effect changes at end of round.</text:p>
      <text:p text:style-name="P27">(Currently +10 Mult)</text:p>
      <text:p text:style-name="P28"/>
      <text:h text:style-name="P20" text:outline-level="2">Trash Cymbal</text:h>
      <text:p text:style-name="P29">Uncommon</text:p>
      <text:p text:style-name="P30"/>
      <text:p text:style-name="P29">+111 chips on odd numbered rounds</text:p>
      <text:p text:style-name="P29">+20 mult on even numbered rounds</text:p>
      <text:p text:style-name="P29"/>
      <text:p text:style-name="P31">On odd numbered rounds, gains X0.1 Mult for each Ace triggered.</text:p>
      <text:p text:style-name="P19">(Currently X1 Mult)</text:p>
      <text:h text:style-name="P20" text:outline-level="2">Dormana</text:h>
      <text:p text:style-name="P32">1 in 4 chance to add Foil, Holographic <text:span text:style-name="T8">or Polychrome</text:span> to <text:span text:style-name="T9">played cards</text:span></text:p>
      <text:h text:style-name="P20" text:outline-level="2">Nnoygon</text:h>
      <text:p text:style-name="P32">Rare</text:p>
      <text:p text:style-name="P32">This Joker gains X0.5 Mult when cards with Diamond suit are scored. <text:span text:style-name="T10">Resets when Boss Blind is defeated</text:span></text:p>
      <text:p text:style-name="P32">(Currently X1 Mult)</text:p>
      <text:h text:style-name="P20" text:outline-level="2"><text:soft-page-break/>Organe</text:h>
      <text:p text:style-name="P32">Rare</text:p>
      <text:p text:style-name="P32">Retrigger all played Club cards</text:p>
      <text:h text:style-name="P20" text:outline-level="2">Robby</text:h>
      <text:p text:style-name="P33"/>
      <text:h text:style-name="P20" text:outline-level="2">Vack</text:h>
      <text:p text:style-name="P34">Rare</text:p>
      <text:p text:style-name="P19">Gains <text:span text:style-name="T9">+1</text:span><text:span text:style-name="T11">5</text:span><text:span text:style-name="T9"> Chips</text:span> for each card triggered. Resets when Boss Blind is defeated.</text:p>
      <text:p text:style-name="Text_20_body"/>
      <text:p text:style-name="P19">(Currently <text:span text:style-name="T9">+0 chips</text:span>)</text:p>
      <text:p text:style-name="P19">(Reset is notified as Clean)</text:p>
      <text:h text:style-name="P20" text:outline-level="2">Rallentando</text:h>
      <text:p text:style-name="P33">Rare</text:p>
      <text:p text:style-name="P33">Gains +5 Mult for each <text:span text:style-name="T12">C</text:span>ard, Joker <text:span text:style-name="T12">and Consumable</text:span> triggered. Resets afterwards when triggered</text:p>
      <text:p text:style-name="P33">(Currently 0 Mult)</text:p>
      <text:p text:style-name="P33"/>
      <text:p text:style-name="P33">(Rallentando’s mult gain references his mastery of receiving signals while the mult resetting after obtaining them references his inability to send signals.)</text:p>
      <text:h text:style-name="P20" text:outline-level="2">Sem Oh Seaga</text:h>
      <text:p text:style-name="P35">Rare</text:p>
      <text:p text:style-name="P35"/>
      <text:p text:style-name="P36">Grants $8 at end of round</text:p>
      <text:p text:style-name="P37"><text:span text:style-name="T13">If</text:span> <text:span text:style-name="T13">played hand</text:span> reach<text:span text:style-name="T13">es</text:span> target score, <text:span text:style-name="T13">self destructs and grants $16</text:span></text:p>
      <text:p text:style-name="P38">(<text:span text:style-name="T8">Self destruction is notified as “Fled”</text:span>)</text:p>
      <text:h text:style-name="P20" text:outline-level="2">Athenerd</text:h>
      <text:p text:style-name="P38">Rare</text:p>
      <text:p text:style-name="P39">X<text:span text:style-name="T8">5</text:span> Mult if hand contains a Flush and a Full House</text:p>
      <text:h text:style-name="P20" text:outline-level="2"><text:soft-page-break/>Kass Bick</text:h>
      <text:p text:style-name="P38">Rare</text:p>
      <text:p text:style-name="P38"/>
      <text:h text:style-name="P20" text:outline-level="2">Deltah</text:h>
      <text:p text:style-name="P19">Rare</text:p>
      <text:h text:style-name="P20" text:outline-level="2">Spotscast</text:h>
      <text:p text:style-name="P19">Legendary</text:p>
      <text:p text:style-name="Text_20_body"/>
      <text:p text:style-name="P19">1 in 2 chance to retrigger any Joker.</text:p>
      <text:h text:style-name="P20" text:outline-level="2">Trumpoff</text:h>
      <text:p text:style-name="P19">Legendary</text:p>
      <text:p text:style-name="Text_20_body"/>
      <text:p text:style-name="P19">Adds a random edition to every played card.</text:p>
      <text:h text:style-name="P20" text:outline-level="2">Re-Fabric</text:h>
      <text:p text:style-name="P19">Legendary</text:p>
      <text:p text:style-name="Text_20_body"/>
      <text:h text:style-name="P20" text:outline-level="2">Monkdom</text:h>
      <text:p text:style-name="P19">Legendary</text:p>
      <text:p text:style-name="Text_20_body"/>
      <text:h text:style-name="P20" text:outline-level="2">Bushka</text:h>
      <text:p text:style-name="P19">Legendary</text:p>
      <text:p text:style-name="Text_20_body"/>
      <text:p text:style-name="P19">X1 Chips for each Joker Card.</text:p>
      <text:p text:style-name="P19">(Currently X0 Chips)</text:p>
      <text:h text:style-name="P20" text:outline-level="2">???</text:h>
      <text:p text:style-name="P19">Legendary</text:p>
      <text:p text:style-name="Text_20_body"><text:soft-page-break/></text:p>
      <text:p text:style-name="P19">When Blind is selected, destroy all jokers and gain X<text:span text:style-name="T14">1</text:span> Mult from each Joker <text:span text:style-name="T14">destroyed</text:span>.</text:p>
      <text:p text:style-name="P40">(Currently X1 Mult)</text:p>
      <text:p text:style-name="Text_20_body"><text:line-break/><text:span text:style-name="T14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26T15:11:00.869877300</dc:date>
    <meta:editing-duration>PT4H45M7S</meta:editing-duration>
    <meta:editing-cycles>27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174" meta:word-count="759" meta:character-count="4279" meta:non-whitespace-character-count="3693"/>
  </office:meta>
</office:document-meta>
</file>